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delle" svg:font-family="Adelle, 'Roboto Slab', 'DejaVu Serif', Georgia, 'Times New Roman', sans-serif"/>
    <style:font-face style:name="Lohit Devanagari1" svg:font-family="'Lohit Devanagari'"/>
    <style:font-face style:name="Mona Sans" svg:font-family="'Mona Sans', 'Mona Sans Fallback', apple-system, BlinkMacSystemFont, 'Segoe UI', Helvetica, Arial, sans-serif, 'Apple Color Emoji', 'Segoe UI Emoji', 'Segoe UI Symbol'"/>
    <style:font-face style:name="apple-system" svg:font-family="apple-system, BlinkMacSystemFont, 'Segoe UI', Roboto, Oxygen, Ubuntu, 'Fira Sans', 'Droid Sans', 'Helvetica Neue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0b4013" officeooo:paragraph-rsid="000b4013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text-align="justify" style:justify-single-word="false"/>
      <style:text-properties fo:font-variant="normal" fo:text-transform="none" fo:color="#1f2328" style:font-name="Liberation Serif" fo:font-size="14pt" fo:letter-spacing="normal" fo:font-style="normal" fo:font-weight="bold" officeooo:rsid="000b4013" officeooo:paragraph-rsid="000b401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b4013" officeooo:paragraph-rsid="000b401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b4013" officeooo:paragraph-rsid="000d3eb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b4013" officeooo:paragraph-rsid="000b401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b4013" officeooo:paragraph-rsid="000d3eb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officeooo:paragraph-rsid="000d3eba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4013" officeooo:paragraph-rsid="000d3eba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1f2328" style:font-name="Mona Sans" fo:font-size="9.60000038146973pt" fo:letter-spacing="normal" fo:font-style="normal" fo:font-weight="normal" officeooo:rsid="000ca2a0" officeooo:paragraph-rsid="000ca2a0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1f2328" style:font-name="Liberation Sans" fo:font-size="12pt" fo:letter-spacing="normal" fo:font-style="normal" fo:font-weight="normal" officeooo:rsid="000ca2a0" officeooo:paragraph-rsid="000ca2a0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1f2328" style:font-name="Liberation Serif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1f2328" style:font-name="Liberation Serif" fo:font-size="14pt" fo:letter-spacing="normal" fo:font-style="normal" fo:font-weight="normal" officeooo:paragraph-rsid="000ca2a0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1f2328" style:font-name="Liberation Serif" fo:font-size="14pt" fo:letter-spacing="normal" fo:font-style="normal" fo:font-weight="normal" officeooo:rsid="000ca2a0" officeooo:paragraph-rsid="000ca2a0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1f2328" style:font-name="Liberation Serif" fo:font-size="18pt" fo:letter-spacing="normal" fo:font-style="normal" fo:font-weight="bold" officeooo:rsid="000e416c" officeooo:paragraph-rsid="000e416c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1f2328" style:font-name="Liberation Serif" fo:font-size="18pt" fo:letter-spacing="normal" fo:font-style="normal" fo:font-weight="bold" officeooo:rsid="000e416c" officeooo:paragraph-rsid="000e416c" style:font-size-asian="15.75pt" style:font-weight-asian="bold" style:font-size-complex="18pt" style:font-weight-complex="bold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1f2328" style:font-name="Liberation Serif" fo:font-size="18pt" fo:letter-spacing="normal" fo:font-style="normal" fo:font-weight="bold" officeooo:rsid="000e416c" officeooo:paragraph-rsid="000e416c" style:font-size-asian="15.75pt" style:font-weight-asian="bold" style:font-size-complex="18pt" style:font-weight-complex="bold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style:font-name="Liberation Serif" officeooo:paragraph-rsid="000ef28a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0e416c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officeooo:paragraph-rsid="000ef28a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officeooo:rsid="001071bb" officeooo:paragraph-rsid="001071bb"/>
    </style:style>
    <style:style style:name="P21" style:family="paragraph" style:parent-style-name="Text_20_body" style:list-style-name="L3">
      <style:paragraph-properties fo:margin-top="0cm" fo:margin-bottom="0.247cm" loext:contextual-spacing="false" fo:orphans="2" fo:widows="2"/>
      <style:text-properties fo:font-variant="normal" fo:text-transform="none" fo:color="#1f2328" style:font-name="Liberation Sans" fo:font-size="12pt" fo:letter-spacing="normal" fo:font-style="normal" fo:font-weight="normal" officeooo:rsid="000e416c" officeooo:paragraph-rsid="000e416c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size="14pt" fo:font-weight="normal" officeooo:rsid="000e416c" officeooo:paragraph-rsid="000e416c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1f2328" style:font-name="Liberation Serif" fo:font-size="18pt" fo:letter-spacing="normal" fo:font-style="normal" fo:font-weight="bold" style:font-size-asian="15.75pt" style:font-weight-asian="bold" style:font-size-complex="18pt" style:font-weight-complex="bold"/>
    </style:style>
    <style:style style:name="T2" style:family="text">
      <style:text-properties fo:font-variant="normal" fo:text-transform="none" fo:color="#1f2328" style:font-name="Liberation Serif" fo:font-size="18pt" fo:letter-spacing="normal" fo:font-style="normal" fo:font-weight="bold" officeooo:rsid="000e416c" style:font-size-asian="15.75pt" style:font-weight-asian="bold" style:font-size-complex="18pt" style:font-weight-complex="bold"/>
    </style:style>
    <style:style style:name="T3" style:family="text">
      <style:text-properties fo:font-variant="normal" fo:text-transform="none" fo:color="#1f2328" style:font-name="Liberation Serif" fo:font-size="18pt" fo:letter-spacing="normal" fo:font-style="normal" style:font-size-asian="15.75pt" style:font-size-complex="18pt"/>
    </style:style>
    <style:style style:name="T4" style:family="text">
      <style:text-properties fo:font-variant="normal" fo:text-transform="none" fo:color="#1f2328" style:font-name="Liberation Serif" fo:letter-spacing="normal" fo:font-style="normal"/>
    </style:style>
    <style:style style:name="T5" style:family="text">
      <style:text-properties fo:font-variant="normal" fo:text-transform="none" fo:color="#111111" style:font-name="Liberation San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style:font-name="Liberation Sans" fo:font-size="12pt" fo:letter-spacing="normal" fo:font-style="normal" fo:font-weight="normal" officeooo:rsid="000d3eba" style:font-size-asian="12pt" style:font-size-complex="12pt"/>
    </style:style>
    <style:style style:name="T7" style:family="text">
      <style:text-properties fo:font-variant="normal" fo:text-transform="none" fo:color="#111111" style:text-line-through-style="none" style:text-line-through-type="none" style:font-name="Liberation Sans" fo:font-size="12pt" fo:letter-spacing="normal" fo:font-style="normal" style:text-underline-style="none" fo:font-weight="normal" officeooo:rsid="000d3eba" style:text-blinking="false" fo:background-color="#f0efe7" loext:char-shading-value="0" style:font-size-asian="12pt" style:font-size-complex="12pt"/>
    </style:style>
    <style:style style:name="T8" style:family="text">
      <style:text-properties fo:font-variant="normal" fo:text-transform="none" fo:color="#111111" style:text-line-through-style="none" style:text-line-through-type="none" fo:font-size="12pt" fo:letter-spacing="normal" fo:font-style="normal" style:text-underline-style="none" fo:font-weight="normal" officeooo:rsid="000d3eba" style:text-blinking="false" fo:background-color="#f0efe7" loext:char-shading-value="0" style:font-size-asian="12pt" style:font-size-complex="12pt"/>
    </style:style>
    <style:style style:name="T9" style:family="text">
      <style:text-properties fo:font-variant="normal" fo:text-transform="none" fo:color="#111111" style:text-line-through-style="none" style:text-line-through-type="none" fo:letter-spacing="normal" fo:font-style="normal" style:text-underline-style="none" fo:font-weight="normal" officeooo:rsid="000d3eba" style:text-blinking="false" fo:background-color="#f0efe7" loext:char-shading-value="0"/>
    </style:style>
    <style:style style:name="T10" style:family="text">
      <style:text-properties fo:font-variant="normal" fo:text-transform="none" fo:color="#111111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11111" fo:font-size="12pt" fo:letter-spacing="normal" fo:font-style="normal" fo:font-weight="normal" officeooo:rsid="000d3eba" style:font-size-asian="12pt" style:font-size-complex="12pt"/>
    </style:style>
    <style:style style:name="T12" style:family="text">
      <style:text-properties fo:font-variant="normal" fo:text-transform="none" fo:color="#111111" fo:letter-spacing="normal" fo:font-style="normal" fo:font-weight="normal"/>
    </style:style>
    <style:style style:name="T13" style:family="text">
      <style:text-properties fo:font-variant="normal" fo:text-transform="none" fo:color="#111111" fo:letter-spacing="normal" fo:font-style="normal" fo:font-weight="normal" officeooo:rsid="000d3eba"/>
    </style:style>
    <style:style style:name="T14" style:family="text">
      <style:text-properties fo:font-weight="normal" officeooo:rsid="000d3eba" style:font-weight-asian="normal" style:font-weight-complex="normal"/>
    </style:style>
    <style:style style:name="T15" style:family="text">
      <style:text-properties officeooo:rsid="000ca2a0"/>
    </style:style>
    <style:style style:name="T16" style:family="text">
      <style:text-properties style:font-name="Liberation Sans" fo:font-size="12pt" style:font-size-asian="12pt" style:font-size-complex="12pt"/>
    </style:style>
    <style:style style:name="T17" style:family="text">
      <style:text-properties style:font-name="Liberation Sans" fo:font-size="12pt" style:font-size-asian="12pt" style:font-size-complex="12pt" loext:padding="0cm" loext:border="none"/>
    </style:style>
    <style:style style:name="T18" style:family="text">
      <style:text-properties style:font-name="Liberation Sans" fo:font-size="12pt" fo:font-weight="normal" officeooo:rsid="000d3eba" style:font-size-asian="12pt" style:font-weight-asian="normal" style:font-size-complex="12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style:font-size-asian="12pt" style:font-size-complex="12pt" loext:padding="0cm" loext:border="none"/>
    </style:style>
    <style:style style:name="T21" style:family="text">
      <style:text-properties fo:font-size="12pt" fo:font-weight="normal" officeooo:rsid="000d3eba" style:font-size-asian="12pt" style:font-weight-asian="normal" style:font-size-complex="12pt" style:font-weight-complex="normal"/>
    </style:style>
    <style:style style:name="T22" style:family="text">
      <style:text-properties officeooo:rsid="000d3eba"/>
    </style:style>
    <style:style style:name="T23" style:family="text">
      <style:text-properties fo:color="#111111" style:font-name="Liberation Sans" fo:font-size="12pt" fo:font-weight="normal" officeooo:rsid="000d3eba" style:font-size-asian="12pt" style:font-weight-asian="normal" style:font-size-complex="12pt" style:font-weight-complex="normal"/>
    </style:style>
    <style:style style:name="T24" style:family="text">
      <style:text-properties fo:color="#111111" fo:font-size="12pt" fo:font-weight="normal" officeooo:rsid="000d3eba" style:font-size-asian="12pt" style:font-weight-asian="normal" style:font-size-complex="12pt" style:font-weight-complex="normal"/>
    </style:style>
    <style:style style:name="T25" style:family="text">
      <style:text-properties fo:color="#111111" fo:font-weight="normal" officeooo:rsid="000d3eba" style:font-weight-asian="normal" style:font-weight-complex="normal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style:font-size-asian="12pt" style:font-size-complex="12pt" loext:padding="0cm" loext:border="none"/>
    </style:style>
    <style:style style:name="T29" style:family="text">
      <style:text-properties style:font-name="Liberation Serif" fo:font-size="14pt" style:font-size-asian="14pt" style:font-size-complex="14pt"/>
    </style:style>
    <style:style style:name="T30" style:family="text">
      <style:text-properties style:font-name="Liberation Serif" fo:font-size="14pt" style:font-size-asian="14pt" style:font-size-complex="14pt" loext:padding="0cm" loext:border="none"/>
    </style:style>
    <style:style style:name="T31" style:family="text">
      <style:text-properties style:font-name="Liberation Serif" loext:padding="0cm" loext:border="none"/>
    </style:style>
    <style:style style:name="T32" style:family="text">
      <style:text-properties fo:color="#4d4d4d" style:font-name="apple-system" fo:font-size="10.8000001907349pt" fo:font-weight="normal"/>
    </style:style>
    <style:style style:name="T33" style:family="text">
      <style:text-properties fo:color="#4d4d4d" style:font-name="apple-system" fo:font-size="15pt" fo:font-weight="normal" style:font-size-asian="15pt" style:font-size-complex="15pt"/>
    </style:style>
    <style:style style:name="T34" style:family="text">
      <style:text-properties fo:color="#4d4d4d" style:font-name="apple-system" fo:font-size="15pt" fo:font-weight="normal" officeooo:rsid="000ef28a" style:font-size-asian="15pt" style:font-size-complex="15pt"/>
    </style:style>
    <style:style style:name="T35" style:family="text">
      <style:text-properties fo:color="#4d4d4d" fo:font-size="15pt" fo:font-weight="normal" style:font-size-asian="15pt" style:font-size-complex="15pt"/>
    </style:style>
    <style:style style:name="T36" style:family="text">
      <style:text-properties fo:color="#4d4d4d" fo:font-size="15pt" fo:font-weight="normal" officeooo:rsid="000ef28a" style:font-size-asian="15pt" style:font-size-complex="15pt"/>
    </style:style>
    <style:style style:name="T37" style:family="text">
      <style:text-properties officeooo:rsid="000ef28a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</text:p>
      <text:p text:style-name="P7"><text:span text:style-name="T14">It is Distributed version control system means </text:span><text:span text:style-name="T12">Git is a </text:span><text:span text:style-name="T9">free and open source</text:span><text:span text:style-name="T12"> </text:span><text:span text:style-name="T13">d</text:span><text:span text:style-name="T12">istributed version control system designed to handle everything from small to very large projects with speed and efficiency.</text:span><text:span text:style-name="T25">.</text:span></text:p>
      <text:p text:style-name="P8"/>
      <text:p text:style-name="P6"/>
      <text:p text:style-name="P6"><text:span text:style-name="T22">Git</text:span>Hub</text:p>
      <text:p text:style-name="P5"/>
      <text:h text:style-name="P2" text:outline-level="2">Install Git on Linux</text:h>
      <text:p text:style-name="P11">Git was originally developed to version the Linux operating system So, it only makes sense that it is easy to configure to run on Linux.</text:p>
      <text:p text:style-name="P9"><text:span text:style-name="Source_20_Text"><text:span text:style-name="T30">1.sudo apt-get update</text:span></text:span><text:span text:style-name="T29">.</text:span></text:p>
      <text:p text:style-name="P12"><text:span text:style-name="T15">2.</text:span>sudo apt-get install git-all</text:p>
      <text:p text:style-name="P13">3.git version</text:p>
      <text:p text:style-name="P10"/>
      <text:p text:style-name="P15">Git VS GitHub</text:p>
      <text:p text:style-name="P18"><text:span text:style-name="T2">1.Git :- </text:span></text:p>
      <text:list xml:id="list2234549723" text:style-name="L1">
        <text:list-item>
          <text:p text:style-name="P22"><text:span text:style-name="T4">Used for version control</text:span></text:p>
        </text:list-item>
        <text:list-item>
          <text:p text:style-name="P22"><text:span text:style-name="T4">Installed locally on computer</text:span></text:p>
        </text:list-item>
        <text:list-item>
          <text:p text:style-name="P22"><text:span text:style-name="T4">Tracks changes made to a file</text:span></text:p>
        </text:list-item>
      </text:list>
      <text:p text:style-name="P16">2. GittHub :- </text:p>
      <text:list xml:id="list4272357668" text:style-name="L3">
        <text:list-item>
          <text:p text:style-name="P21">Used for hosting git repositories</text:p>
        </text:list-item>
        <text:list-item>
          <text:p text:style-name="P21">Cloud-based</text:p>
        </text:list-item>
        <text:list-item>
          <text:p text:style-name="P21">Provide a web interface to view file changes.</text:p>
        </text:list-item>
      </text:list>
      <text:p text:style-name="P10"/>
      <text:p text:style-name="P14">Git Commands</text:p>
      <text:p text:style-name="P17"><text:span text:style-name="T36">1.C</text:span><text:span text:style-name="T35">onfigure your Git username and email using the following commands:-</text:span></text:p>
      <text:p text:style-name="P19"><text:span text:style-name="T33">git config --global user.username "Anjaliks855-ksolves"</text:span></text:p>
      <text:p text:style-name="P19"><text:span text:style-name="T33">git config --global user.email "</text:span><text:a xlink:type="simple" xlink:href="mailto:anjalinamdev@ksolves.com" text:style-name="Internet_20_link" text:visited-style-name="Visited_20_Internet_20_Link">anjalinamdev@ksolves.com</text:a><text:span text:style-name="T33">"</text:span></text:p>
      <text:p text:style-name="P19"><text:span text:style-name="T33"/></text:p>
      <text:p text:style-name="P19"><text:span text:style-name="T33"/></text:p>
      <text:p text:style-name="P20"><text:soft-page-break/><text:span text:style-name="T33">To check , username and email are config or not.</text:span></text:p>
      <text:p text:style-name="P20"><text:span text:style-name="T33">git config user.email</text:span></text:p>
      <text:p text:style-name="P20"><text:span text:style-name="T33">git config user.username</text:span></text:p>
      <text:p text:style-name="P14"/>
      <text:p text:style-name="P10"/>
      <text:p text:style-name="P10"/>
      <text:p text:style-name="P10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delle" svg:font-family="Adelle, 'Roboto Slab', 'DejaVu Serif', Georgia, 'Times New Roman', sans-serif"/>
    <style:font-face style:name="Lohit Devanagari1" svg:font-family="'Lohit Devanagari'"/>
    <style:font-face style:name="Mona Sans" svg:font-family="'Mona Sans', 'Mona Sans Fallback', apple-system, BlinkMacSystemFont, 'Segoe UI', Helvetica, Arial, sans-serif, 'Apple Color Emoji', 'Segoe UI Emoji', 'Segoe UI Symbol'"/>
    <style:font-face style:name="apple-system" svg:font-family="apple-system, BlinkMacSystemFont, 'Segoe UI', Roboto, Oxygen, Ubuntu, 'Fira Sans', 'Droid Sans', 'Helvetica Neue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4T15:43:06.699433835</meta:creation-date>
    <dc:date>2023-09-04T17:10:26.733445193</dc:date>
    <meta:editing-duration>PT19M5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154" meta:character-count="933" meta:non-whitespace-character-count="809"/>
  </office:meta>
</office:document-meta>
</file>